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Bitstream Charter" fo:font-size="18pt" officeooo:rsid="001e1bc1" officeooo:paragraph-rsid="001e1bc1" style:font-size-asian="15.75pt" style:font-size-complex="18pt"/>
    </style:style>
    <style:style style:name="P2" style:family="paragraph" style:parent-style-name="Text_20_body">
      <style:text-properties style:font-name="Bitstream Charter" fo:font-size="18pt" fo:font-weight="bold" officeooo:rsid="001e1bc1" officeooo:paragraph-rsid="001e1bc1" style:font-size-asian="15.75pt" style:font-weight-asian="bold" style:font-size-complex="18pt" style:font-weight-complex="bold"/>
    </style:style>
    <style:style style:name="P3" style:family="paragraph" style:parent-style-name="Text_20_body">
      <style:text-properties style:font-name="Bitstream Charter" fo:font-size="18pt" fo:font-weight="normal" officeooo:rsid="001e1bc1" officeooo:paragraph-rsid="001e1bc1" style:font-size-asian="15.75pt" style:font-weight-asian="normal" style:font-size-complex="18pt" style:font-weight-complex="normal"/>
    </style:style>
    <style:style style:name="P4" style:family="paragraph" style:parent-style-name="Text_20_body">
      <style:text-properties style:font-name="Bitstream Charter" fo:font-size="20pt" fo:font-weight="bold" officeooo:rsid="001e1bc1" officeooo:paragraph-rsid="001e1bc1" style:font-size-asian="20pt" style:font-weight-asian="bold" style:font-size-complex="20pt" style:font-weight-complex="bold"/>
    </style:style>
    <style:style style:name="P5" style:family="paragraph" style:parent-style-name="Text_20_body">
      <style:text-properties style:font-name="Bitstream Charter" fo:font-size="18pt" fo:font-weight="bold" officeooo:rsid="001e1bc1" officeooo:paragraph-rsid="001e1bc1" style:font-size-asian="15.75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f5ef" style:font-weight-asian="normal" style:font-weight-complex="normal"/>
    </style:style>
    <style:style style:name="T4" style:family="text">
      <style:text-properties fo:font-weight="normal" officeooo:rsid="0022df86" style:font-weight-asian="normal" style:font-weight-complex="normal"/>
    </style:style>
    <style:style style:name="T5" style:family="text">
      <style:text-properties fo:font-size="12pt" fo:font-weight="bold" officeooo:rsid="0020e9fc" style:font-size-asian="10.5pt" style:font-weight-asian="bold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IST OF FIGURES</text:p>
      <text:p text:style-name="P4"/>
      <text:p text:style-name="P4">Name of Figure <text:s/><text:tab/><text:tab/><text:tab/><text:tab/><text:tab/><text:tab/>PageNumber <text:s text:c="35"/></text:p>
      <text:p text:style-name="P2"/>
      <text:p text:style-name="P1"><text:span text:style-name="T1">1.) <text:tab/></text:span><text:span text:style-name="T2">Main-Menu --<text:tab/><text:tab/><text:tab/><text:tab/><text:tab/><text:tab/><text:tab/></text:span><text:span text:style-name="T4">7</text:span></text:p>
      <text:p text:style-name="P1"><text:span text:style-name="T1">2.) <text:tab/></text:span><text:span text:style-name="T2">SystemInformation --<text:tab/><text:tab/><text:tab/><text:tab/><text:tab/><text:tab/></text:span><text:span text:style-name="T4">7</text:span></text:p>
      <text:p text:style-name="P1"><text:span text:style-name="T1">3.) <text:tab/></text:span><text:span text:style-name="T2">ImageManager(input)</text:span><text:span text:style-name="T1"> </text:span><text:span text:style-name="T2">--<text:tab/><text:tab/><text:tab/><text:tab/><text:tab/></text:span><text:span text:style-name="T4">8</text:span></text:p>
      <text:p text:style-name="P2">4.) <text:tab/><text:span text:style-name="T2">ImageManager(output) --<text:tab/><text:tab/><text:tab/><text:tab/><text:tab/></text:span><text:span text:style-name="T4">8</text:span></text:p>
      <text:p text:style-name="P2">5.) <text:tab/><text:span text:style-name="T2">SourceFolder(for image manager) --<text:tab/><text:tab/></text:span><text:span text:style-name="T4">9</text:span></text:p>
      <text:p text:style-name="P2">6.) <text:tab/><text:span text:style-name="T2">DestinationFolder(for image manager) --<text:tab/></text:span><text:span text:style-name="T4">9</text:span></text:p>
      <text:p text:style-name="P2">7.) <text:tab/><text:span text:style-name="T2">Encryption(input) --<text:tab/><text:tab/><text:tab/><text:tab/><text:tab/><text:tab/></text:span><text:span text:style-name="T4">10</text:span></text:p>
      <text:p text:style-name="P2">8.) <text:tab/><text:span text:style-name="T2">Encryption(output) --<text:tab/><text:tab/><text:tab/><text:tab/><text:tab/><text:tab/></text:span><text:span text:style-name="T4">10</text:span></text:p>
      <text:p text:style-name="P2">9.) <text:tab/><text:span text:style-name="T2">Sample.txt(file input) --<text:tab/><text:tab/><text:tab/><text:tab/><text:tab/></text:span><text:span text:style-name="T4">11</text:span></text:p>
      <text:p text:style-name="P2">10.)<text:tab/><text:span text:style-name="T2">Sample.txt.gpg(encrypted file output) --<text:tab/><text:tab/></text:span><text:span text:style-name="T4">12</text:span><text:span text:style-name="T2"><text:tab/></text:span></text:p>
      <text:p text:style-name="P2">11.) <text:span text:style-name="T2">Decryption(input) --<text:tab/><text:tab/><text:tab/><text:tab/><text:tab/><text:tab/></text:span><text:span text:style-name="T4">12</text:span></text:p>
      <text:p text:style-name="P2">12.)<text:span text:style-name="T2"> Decryption(output) --<text:tab/><text:tab/><text:tab/><text:tab/><text:tab/><text:tab/></text:span><text:span text:style-name="T4">13</text:span><text:span text:style-name="T2"><text:tab/></text:span></text:p>
      <text:p text:style-name="P2">13.) <text:span text:style-name="T3">Sample.txt(decrypted file) --<text:tab/><text:tab/><text:tab/><text:tab/></text:span><text:span text:style-name="T4">13</text:span></text:p>
      <text:p text:style-name="P3"/>
      <text:p text:style-name="P2"/>
      <text:p text:style-name="P2"/>
      <text:p text:style-name="P1"><text:span text:style-name="T1"><text:tab/><text:tab/><text:tab/><text:tab/><text:tab/></text:span><text:span text:style-name="T5">page 1</text:span></text:p>
      <text:p text:style-name="P2"><text:soft-page-break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02:24:34.497523683</meta:creation-date>
    <dc:date>2017-11-25T04:39:09.589177178</dc:date>
    <meta:editing-duration>PT1H24M4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16" meta:word-count="69" meta:character-count="568" meta:non-whitespace-character-count="408"/>
  </office:meta>
</office:document-meta>
</file>